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16.45pt"/>
    </style:style>
    <style:style style:name="co9" style:family="table-column">
      <style:table-column-properties fo:break-before="auto" style:column-width="151.54pt"/>
    </style:style>
    <style:style style:name="co10" style:family="table-column">
      <style:table-column-properties fo:break-before="auto" style:column-width="178.24pt"/>
    </style:style>
    <style:style style:name="co11" style:family="table-column">
      <style:table-column-properties fo:break-before="auto" style:column-width="160.7pt"/>
    </style:style>
    <style:style style:name="co12" style:family="table-column">
      <style:table-column-properties fo:break-before="auto" style:column-width="426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oug #</text:p>
          </table:table-cell>
          <table:table-cell table:style-name="ce1" office:value-type="string" calcext:value-type="string">
            <text:p>Valid</text:p>
          </table:table-cell>
          <table:table-cell table:style-name="ce1" office:value-type="string" calcext:value-type="string">
            <text:p>Fluxish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Lightness (Corrected)</text:p>
          </table:table-cell>
          <table:table-cell table:style-name="ce1" office:value-type="string" calcext:value-type="string">
            <text:p>OK Reflection</text:p>
          </table:table-cell>
          <table:table-cell table:style-name="ce1" office:value-type="string" calcext:value-type="string">
            <text:p>OK Eye Width</text:p>
          </table:table-cell>
          <table:table-cell table:style-name="ce1" office:value-type="string" calcext:value-type="string">
            <text:p>OK Stacking</text:p>
          </table:table-cell>
          <table:table-cell table:style-name="ce1" office:value-type="string" calcext:value-type="string">
            <text:p>Flag – Misc</text:p>
          </table:table-cell>
          <table:table-cell table:style-name="ce1" office:value-type="string" calcext:value-type="string">
            <text:p>Eye Brightness Diff</text:p>
          </table:table-cell>
          <table:table-cell table:style-name="ce1" office:value-type="string" calcext:value-type="string">
            <text:p>Flag – Visual Clipping</text:p>
          </table:table-cell>
          <table:table-cell table:style-name="ce1" office:value-type="string" calcext:value-type="string">
            <text:p>Flag – Visual Clipping Extrem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84" calcext:value-type="float">
            <text:p>0.484</text:p>
          </table:table-cell>
          <table:table-cell office:value-type="float" office:value="0.267" calcext:value-type="float">
            <text:p>0.267</text:p>
          </table:table-cell>
          <table:table-cell office:value-type="float" office:value="0.485" calcext:value-type="float">
            <text:p>0.48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9" calcext:value-type="float">
            <text:p>0.469</text:p>
          </table:table-cell>
          <table:table-cell office:value-type="float" office:value="0.285" calcext:value-type="float">
            <text:p>0.285</text:p>
          </table:table-cell>
          <table:table-cell office:value-type="float" office:value="0.559" calcext:value-type="float">
            <text:p>0.559</text:p>
          </table:table-cell>
          <table:table-cell table:number-columns-repeated="5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24" calcext:value-type="float">
            <text:p>0.524</text:p>
          </table:table-cell>
          <table:table-cell office:value-type="float" office:value="0.269" calcext:value-type="float">
            <text:p>0.269</text:p>
          </table:table-cell>
          <table:table-cell office:value-type="float" office:value="0.448" calcext:value-type="float">
            <text:p>0.44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Clipping in right eye reflecti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469" calcext:value-type="float">
            <text:p>0.469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6" calcext:value-type="float">
            <text:p>0.636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237" calcext:value-type="float">
            <text:p>0.23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Upside Down…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36" calcext:value-type="float">
            <text:p>0.5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87" calcext:value-type="float">
            <text:p>0.5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603" calcext:value-type="float">
            <text:p>0.603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Diff in Left Eye in Half Flas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1" calcext:value-type="float">
            <text:p>0.781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88" calcext:value-type="float">
            <text:p>0.78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633" calcext:value-type="float">
            <text:p>0.633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25" calcext:value-type="float">
            <text:p>0.9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577" calcext:value-type="float">
            <text:p>0.57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6" calcext:value-type="float">
            <text:p>0.61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3" calcext:value-type="float">
            <text:p>0.73</text:p>
          </table:table-cell>
          <table:table-cell office:value-type="float" office:value="0.434" calcext:value-type="float">
            <text:p>0.434</text:p>
          </table:table-cell>
          <table:table-cell office:value-type="float" office:value="0.635" calcext:value-type="float">
            <text:p>0.63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756" calcext:value-type="float">
            <text:p>0.756</text:p>
          </table:table-cell>
          <table:table-cell office:value-type="float" office:value="0.367" calcext:value-type="float">
            <text:p>0.367</text:p>
          </table:table-cell>
          <table:table-cell office:value-type="float" office:value="0.59" calcext:value-type="float">
            <text:p>0.5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39" calcext:value-type="float">
            <text:p>0.639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632" calcext:value-type="float">
            <text:p>0.632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9" calcext:value-type="float">
            <text:p>0.69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61" calcext:value-type="float">
            <text:p>0.56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8" calcext:value-type="float">
            <text:p>0.6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623" calcext:value-type="float">
            <text:p>0.6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2" calcext:value-type="float">
            <text:p>0.8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618" calcext:value-type="float">
            <text:p>0.6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Left Eye Reflection is offset… (Check Half Flash)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98" calcext:value-type="float">
            <text:p>0.198</text:p>
          </table:table-cell>
          <table:table-cell office:value-type="float" office:value="0.261" calcext:value-type="float">
            <text:p>0.261</text:p>
          </table:table-cell>
          <table:table-cell office:value-type="float" office:value="0.544" calcext:value-type="float">
            <text:p>0.5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is dim, Selected Area is too smal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7" calcext:value-type="float">
            <text:p>0.247</text:p>
          </table:table-cell>
          <table:table-cell office:value-type="float" office:value="0.544" calcext:value-type="float">
            <text:p>0.544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could be better. Pretty clo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" calcext:value-type="float">
            <text:p>0.24</text:p>
          </table:table-cell>
          <table:table-cell office:value-type="float" office:value="0.527" calcext:value-type="float">
            <text:p>0.527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Very Blue. Eye Width is slightly off. Reflection BB is slightly off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1" calcext:value-type="float">
            <text:p>0.311</text:p>
          </table:table-cell>
          <table:table-cell office:value-type="float" office:value="0.646" calcext:value-type="float">
            <text:p>0.64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not found correctly. Reflection BB is slightly off (check half flash)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63" calcext:value-type="float">
            <text:p>0.463</text:p>
          </table:table-cell>
          <table:table-cell office:value-type="float" office:value="0.308" calcext:value-type="float">
            <text:p>0.308</text:p>
          </table:table-cell>
          <table:table-cell office:value-type="float" office:value="0.629" calcext:value-type="float">
            <text:p>0.6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is Slightly off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94" calcext:value-type="float">
            <text:p>0.694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" calcext:value-type="float">
            <text:p>0.55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79" calcext:value-type="float">
            <text:p>1.07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2" calcext:value-type="float">
            <text:p>0.52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895" calcext:value-type="float">
            <text:p>0.89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86" calcext:value-type="float">
            <text:p>0.486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One eye width is not found. Reflection BB miiight be off. Could be full flash light bleed though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12" calcext:value-type="float">
            <text:p>0.612</text:p>
          </table:table-cell>
          <table:table-cell office:value-type="float" office:value="0.27" calcext:value-type="float">
            <text:p>0.27</text:p>
          </table:table-cell>
          <table:table-cell office:value-type="float" office:value="0.527" calcext:value-type="float">
            <text:p>0.5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Reflection BB might be slight off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793" calcext:value-type="float">
            <text:p>1.793</text:p>
          </table:table-cell>
          <table:table-cell office:value-type="float" office:value="0.32" calcext:value-type="float">
            <text:p>0.32</text:p>
          </table:table-cell>
          <table:table-cell office:value-type="float" office:value="0.351" calcext:value-type="float">
            <text:p>0.351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far off on both. Reflection BB good on left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7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and Eye width are far off on both. Looks like full eye BB might be off on left ey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1" calcext:value-type="float">
            <text:p>0.991</text:p>
          </table:table-cell>
          <table:table-cell office:value-type="float" office:value="0.362" calcext:value-type="float">
            <text:p>0.362</text:p>
          </table:table-cell>
          <table:table-cell office:value-type="float" office:value="0.528" calcext:value-type="float">
            <text:p>0.528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446" calcext:value-type="float">
            <text:p>0.446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175" calcext:value-type="float">
            <text:p>0.175</text:p>
          </table:table-cell>
          <table:table-cell office:value-type="float" office:value="0.282" calcext:value-type="float">
            <text:p>0.282</text:p>
          </table:table-cell>
          <table:table-cell office:value-type="float" office:value="0.473" calcext:value-type="float">
            <text:p>0.4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eflection BB is too small on left ey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475" calcext:value-type="float">
            <text:p>0.475</text:p>
          </table:table-cell>
          <table:table-cell office:value-type="float" office:value="0.2685" calcext:value-type="float">
            <text:p>0.2685</text:p>
          </table:table-cell>
          <table:table-cell office:value-type="float" office:value="0.47" calcext:value-type="float">
            <text:p>0.47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Right eye width is not found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7" calcext:value-type="float">
            <text:p>0.307</text:p>
          </table:table-cell>
          <table:table-cell office:value-type="float" office:value="0.477" calcext:value-type="float">
            <text:p>0.477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48" calcext:value-type="float">
            <text:p>0.94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" calcext:value-type="float">
            <text:p>0.3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992" calcext:value-type="float">
            <text:p>0.992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309" calcext:value-type="float">
            <text:p>0.309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BLUE ISH)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.145" calcext:value-type="float">
            <text:p>1.145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292" calcext:value-type="float">
            <text:p>0.292</text:p>
          </table:table-cell>
          <table:table-cell table:number-columns-repeated="5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and Reflection BB far off on both (BLUE ISH)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7"/>
          <table:table-cell table:style-name="ce2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Very Blue. Eye Width way off. Left Eye Reflection way of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58" calcext:value-type="float">
            <text:p>0.458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width issue. Not quite the full eye width (maybe blueish)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89" calcext:value-type="float">
            <text:p>0.389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85" calcext:value-type="float">
            <text:p>0.485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Eye Width pretty far off on both e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601" calcext:value-type="float">
            <text:p>0.6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476" calcext:value-type="float">
            <text:p>0.476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office:value-type="float" office:value="0.348" calcext:value-type="float">
            <text:p>0.348</text:p>
          </table:table-cell>
          <table:table-cell office:value-type="float" office:value="0.506" calcext:value-type="float">
            <text:p>0.50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Minor eye width issue (REDISH), very minor Reflection BB issue on left eye (Check half flash)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0.597" calcext:value-type="float">
            <text:p>0.597</text:p>
          </table:table-cell>
          <table:table-cell office:value-type="float" office:value="0.339" calcext:value-type="float">
            <text:p>0.339</text:p>
          </table:table-cell>
          <table:table-cell office:value-type="float" office:value="0.468" calcext:value-type="float">
            <text:p>0.468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Eye Width Could Be better (still ok enough… barely)</text:p>
          </table:table-cell>
        </table:table-row>
        <table:table-row table:style-name="ro1" table:visibility="filter" table:number-rows-repeated="1048506">
          <table:table-cell table:number-columns-repeated="13"/>
        </table:table-row>
        <table:table-row table:style-name="ro1" table:visibility="filter">
          <table:table-cell table:number-columns-repeated="11"/>
          <table:table-cell table:style-name="ce2" office:value-type="boolean" office:boolean-value="false" calcext:value-type="boolean">
            <text:p>FALS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M1048576">
          <table:filter>
            <table:filter-and>
              <table:filter-condition table:field-number="1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2:27:30.961809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2:49:00.363296145</meta:creation-date>
    <meta:generator>LibreOffice/6.0.3.2$Linux_X86_64 LibreOffice_project/00m0$Build-2</meta:generator>
    <dc:date>2019-01-07T17:34:34.524204935</dc:date>
    <meta:editing-duration>PT6H9M3S</meta:editing-duration>
    <meta:editing-cycles>4</meta:editing-cycles>
    <meta:document-statistic meta:table-count="1" meta:cell-count="633" meta:object-count="0"/>
  </office:meta>
</office:document-meta>
</file>